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049" officeooo:paragraph-rsid="0008a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test fil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22:17:19.071819038</meta:creation-date>
    <dc:date>2023-09-08T22:17:50.910728671</dc:date>
    <meta:editing-duration>PT32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7.3.5.2$Linux_X86_64 LibreOffice_project/30$Build-2</meta:generator>
  </office:meta>
</office:document-meta>
</file>